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/>
    </style:style>
    <style:style style:name="P3" style:family="paragraph" style:parent-style-name="Standard">
      <style:text-properties fo:color="#000000" fo:font-weight="normal" style:font-weight-asian="normal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6" style:family="paragraph" style:parent-style-name="Standard">
      <style:text-properties style:font-name="Open Sans" style:font-name-asian="Open Sans1" style:font-name-complex="Open Sans1"/>
    </style:style>
    <style:style style:name="P7" style:family="paragraph" style:parent-style-name="Standard">
      <loext:graphic-properties draw:fill="solid" draw:fill-color="#fffffe"/>
      <style:paragraph-properties fo:line-height="133%" fo:background-color="#fffffe"/>
      <style:text-properties style:font-name="Courier New" fo:font-size="9pt" style:font-name-asian="Courier New1" style:font-size-asian="9pt" style:font-name-complex="Courier New1" style:font-size-complex="9pt"/>
    </style:style>
    <style:style style:name="P8" style:family="paragraph" style:parent-style-name="Standard">
      <loext:graphic-properties draw:fill="solid" draw:fill-color="#fffffe"/>
      <style:paragraph-properties fo:line-height="133%" fo:background-color="#fffffe"/>
      <style:text-properties style:font-name="Courier New" style:font-name-asian="Courier New1" style:font-name-complex="Courier New1"/>
    </style:style>
    <style:style style:name="P9" style:family="paragraph" style:parent-style-name="Standard">
      <loext:graphic-properties draw:fill="solid" draw:fill-color="#fffffe"/>
      <style:paragraph-properties fo:line-height="133%" fo:background-color="#fffffe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Open Sans" fo:font-size="9pt" style:font-name-asian="Open Sans1" style:font-size-asian="9pt" style:font-name-complex="Open Sans1" style:font-size-complex="9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Open Sans" style:font-name-asian="Open Sans1" style:font-name-complex="Open Sans1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80" fo:font-weight="bold" style:font-weight-asian="bold"/>
    </style:style>
    <style:style style:name="P1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normal" style:font-weight-asian="normal"/>
    </style:style>
    <style:style style:name="T5" style:family="text">
      <style:text-properties fo:color="#000000" style:text-underline-style="none" fo:font-weight="bold" style:font-weight-asian="bold"/>
    </style:style>
    <style:style style:name="T6" style:family="text">
      <style:text-properties fo:color="#000000"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7" style:family="text">
      <style:text-properties fo:color="#000080" fo:font-weight="bold" style:font-weight-asian="bold"/>
    </style:style>
    <style:style style:name="T8" style:family="text">
      <style:text-properties fo:color="#000080" style:font-name="Open Sans" fo:font-weight="bold" style:font-name-asian="Open Sans1" style:font-weight-asian="bold" style:font-name-complex="Open Sans1"/>
    </style:style>
    <style:style style:name="T9" style:family="text">
      <style:text-properties fo:color="#000080" style:font-name="Arial" fo:font-weight="bold" style:font-name-asian="Arial1" style:font-weight-asian="bold" style:font-name-complex="Arial1" fo:background-color="#ffffff"/>
    </style:style>
    <style:style style:name="T10" style:family="text">
      <style:text-properties fo:color="#000080"/>
    </style:style>
    <style:style style:name="T11" style:family="text">
      <style:text-properties fo:font-variant="normal" fo:text-transform="none" fo:color="#00000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12" style:family="text">
      <style:text-properties fo:font-variant="normal" fo:text-transform="none" fo:color="#000000" style:font-name="Open Sans" fo:font-size="9pt" fo:font-style="normal" fo:font-weight="bold" style:font-name-asian="Open Sans1" style:font-size-asian="9pt" style:font-style-asian="normal" style:font-weight-asian="bold" style:font-name-complex="Open Sans1" style:font-size-complex="9pt"/>
    </style:style>
    <style:style style:name="T13" style:family="text">
      <style:text-properties fo:font-variant="normal" fo:text-transform="none" fo:color="#000000" style:font-name="Open Sans" fo:font-style="normal" fo:font-weight="normal" style:font-name-asian="Open Sans1" style:font-style-asian="normal" style:font-weight-asian="normal" style:font-name-complex="Open Sans1"/>
    </style:style>
    <style:style style:name="T14" style:family="text">
      <style:text-properties fo:font-variant="normal" fo:text-transform="none" fo:color="#505050" style:font-name="Open Sans" fo:font-size="9pt" fo:font-style="normal" fo:font-weight="normal" style:font-name-asian="Open Sans1" style:font-size-asian="9pt" style:font-style-asian="normal" style:font-weight-asian="normal" style:font-name-complex="Open Sans1" style:font-size-complex="9pt"/>
    </style:style>
    <style:style style:name="T15" style:family="text">
      <style:text-properties style:font-name="Courier New" style:font-name-asian="Courier New1" style:font-name-complex="Courier New1"/>
    </style:style>
    <style:style style:name="T16" style:family="text">
      <style:text-properties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17" style:family="text">
      <style:text-properties style:font-name="Open Sans" fo:font-size="9pt" style:font-name-asian="Open Sans1" style:font-size-asian="9pt" style:font-name-complex="Open Sans1" style:font-size-complex="9pt"/>
    </style:style>
    <style:style style:name="T18" style:family="text">
      <style:text-properties style:font-name="Open Sans" style:font-name-asian="Open Sans1" style:font-name-complex="Open 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TRON</text:span><text:span text:style-name="T2"> </text:span><text:span text:style-name="T3">API</text:span><text:span text:style-name="T2"> </text:span></text:p>
      <text:p text:style-name="P2"/>
      <text:p text:style-name="Standard"><text:span text:style-name="T2">1.</text:span><text:span text:style-name="T1">generateAddress</text:span></text:p>
      <text:p text:style-name="P4"/>
      <text:p text:style-name="Standard"><text:span text:style-name="T3">Method</text:span><text:span text:style-name="T2"> – get</text:span></text:p>
      <text:p text:style-name="P1"/>
      <text:p text:style-name="Standard"><text:span text:style-name="T3">Route</text:span><text:span text:style-name="T2"> – </text:span><text:span text:style-name="T7">http://172.16.21.20:3021/tron/generateAddress</text:span></text:p>
      <text:p text:style-name="P5"/>
      <text:p text:style-name="Standard"><text:span text:style-name="T3">Response</text:span><text:span text:style-name="T11"> - </text:span><text:span text:style-name="T15">{</text:span></text:p>
      <text:p text:style-name="Standard"><text:span text:style-name="T15"><text:s text:c="2"/>"code": 200,</text:span></text:p>
      <text:p text:style-name="Standard"><text:span text:style-name="T15"><text:s text:c="2"/>"result": {</text:span></text:p>
      <text:p text:style-name="Standard"><text:span text:style-name="T15"><text:s text:c="4"/>"privateKey": "93f2f42e391ac727e74a66e450f648a74fa8e58fffbd1f12810fa7dec60e1db2",</text:span></text:p>
      <text:p text:style-name="Standard"><text:span text:style-name="T15"><text:s text:c="4"/>"address": "TK7emTWTsJgpEuMzfZBnjq1WPhVtfSvbBQ",</text:span></text:p>
      <text:p text:style-name="Standard"><text:span text:style-name="T15"><text:s text:c="4"/>"hexAddress": "416451f7bb58e7393625f6a3ba121826e6e491b2a7"</text:span></text:p>
      <text:p text:style-name="Standard"><text:span text:style-name="T15"><text:s text:c="2"/>}</text:span></text:p>
      <text:p text:style-name="Standard"><text:span text:style-name="T15">}</text:span></text:p>
      <text:p text:style-name="P6"/>
      <text:p text:style-name="P5"/>
      <text:p text:style-name="P5"/>
      <text:p text:style-name="Standard"><text:span text:style-name="T4">2. </text:span><text:span text:style-name="T1">getbalance</text:span></text:p>
      <text:p text:style-name="P3"/>
      <text:p text:style-name="Standard"><text:span text:style-name="T3">Method</text:span><text:span text:style-name="T4"> –</text:span> GET</text:p>
      <text:p text:style-name="P3"/>
      <text:p text:style-name="Standard"><text:span text:style-name="T3">Route</text:span><text:span text:style-name="T4">- </text:span><text:span text:style-name="T8">http://172.16.21.20:3021/tron/getBalance/TK7emTWTsJgpEuMzfZBnjq1WPhVtfSvbBQ</text:span></text:p>
      <text:p text:style-name="P5"/>
      <text:p text:style-name="Standard"><text:soft-page-break/><text:span text:style-name="T12">Request</text:span><text:span text:style-name="T11">-</text:span></text:p>
      <text:p text:style-name="Standard"><text:span text:style-name="T11"><text:s/></text:span></text:p>
      <text:p text:style-name="Standard"><text:span text:style-name="T3">Response</text:span><text:span text:style-name="T2">- <text:s/></text:span>{</text:p>
      <text:p text:style-name="Standard"><text:s text:c="2"/>"code": 200,</text:p>
      <text:p text:style-name="Standard"><text:s text:c="2"/>"balance": 0</text:p>
      <text:p text:style-name="Standard">}</text:p>
      <text:p text:style-name="Standard"/>
      <text:p text:style-name="P1"/>
      <text:p text:style-name="Standard"><text:span text:style-name="T2">//////////////////////////////////////////////////</text:span></text:p>
      <text:p text:style-name="P1"/>
      <text:p text:style-name="P10"><text:span text:style-name="T11">3.</text:span><text:span text:style-name="T1">depositHistory</text:span></text:p>
      <text:p text:style-name="P11"/>
      <text:p text:style-name="Standard"><text:span text:style-name="T1">Method</text:span> – GET</text:p>
      <text:p text:style-name="P12"/>
      <text:p text:style-name="P10"><text:span text:style-name="T3">Route</text:span><text:span text:style-name="T11"> - </text:span><text:span text:style-name="T9">172.16.21.20:3021/tron/deposits/416451f7bb58e7393625f6a3ba121826e6e491b2a7</text:span></text:p>
      <text:p text:style-name="P12"/>
      <text:p text:style-name="P10"><text:span text:style-name="T12">Re</text:span><text:span text:style-name="T16">sponse</text:span><text:span text:style-name="T11">- </text:span><text:span text:style-name="T18">{</text:span></text:p>
      <text:p text:style-name="P10"><text:span text:style-name="T18"><text:s text:c="2"/>"code": 200,</text:span></text:p>
      <text:p text:style-name="P10"><text:span text:style-name="T18"><text:s text:c="2"/>"deposits": []</text:span></text:p>
      <text:p text:style-name="P10"><text:span text:style-name="T18">}</text:span></text:p>
      <text:p text:style-name="P7"/>
      <text:p text:style-name="P13"/>
      <text:p text:style-name="P12"/>
      <text:p text:style-name="P12"/>
      <text:p text:style-name="P12"/>
      <text:p text:style-name="P10"><text:span text:style-name="T11">4. </text:span><text:a xlink:type="simple" xlink:href="http://172.16.1.60:3000/iota/performTransfer" text:style-name="ListLabel_20_1" text:visited-style-name="ListLabel_20_1"><text:span text:style-name="T5">performTransfer</text:span></text:a></text:p>
      <text:p text:style-name="P15"><text:soft-page-break/></text:p>
      <text:p text:style-name="Standard"/>
      <text:p text:style-name="Standard"><text:span text:style-name="T1">Route</text:span> <text:span text:style-name="T17">- </text:span><text:span text:style-name="T8">http://172.16.21.20:3021/tron/Transfer</text:span></text:p>
      <text:p text:style-name="P10"><text:span text:style-name="T3">Method</text:span><text:span text:style-name="T2"> –</text:span><text:span text:style-name="T11"> </text:span><text:span text:style-name="T17">POST</text:span></text:p>
      <text:p text:style-name="P12"/>
      <text:p text:style-name="Standard"><text:span text:style-name="T3">Request</text:span><text:span text:style-name="T2">- <text:s/></text:span><text:s/>{</text:p>
      <text:p text:style-name="Standard"><text:s text:c="4"/>"privateKey": "cd638dfe8d34710c921ca8d78b059130e31431aeef57d2390f365be946a14458",</text:p>
      <text:p text:style-name="Standard"><text:s text:c="4"/>"toAddress": "41a9c88ad1861e8bc8c16c72210ec01aadaad78060", </text:p>
      <text:p text:style-name="Standard"><text:s text:c="4"/>"amount":123321</text:p>
      <text:p text:style-name="Standard">}</text:p>
      <text:p text:style-name="Standard"/>
      <text:p text:style-name="Standard"/>
      <text:p text:style-name="Standard"/>
      <text:p text:style-name="P1"/>
      <text:p text:style-name="P10"><text:span text:style-name="T3">Response</text:span><text:span text:style-name="T11"> - </text:span></text:p>
      <text:p text:style-name="P9"><text:span text:style-name="T15">{</text:span></text:p>
      <text:p text:style-name="P9"><text:span text:style-name="T15"><text:s text:c="2"/>"code": 400,</text:span></text:p>
      <text:p text:style-name="P9"><text:span text:style-name="T15"><text:s text:c="2"/>"result": "Insufficient balance"</text:span></text:p>
      <text:p text:style-name="P9"><text:span text:style-name="T15">}</text:span>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<text:span text:style-name="T11">5. </text:span><text:span text:style-name="T6">withdraw</text:span></text:p>
      <text:p text:style-name="P12"/>
      <text:p text:style-name="P10"><text:span text:style-name="T3">Route</text:span><text:span text:style-name="T2"> - </text:span><text:span text:style-name="T8">http://172.16.21.20:3021/tron/withdraw</text:span></text:p>
      <text:p text:style-name="P12"/>
      <text:p text:style-name="P10"><text:span text:style-name="T3">method</text:span><text:span text:style-name="T2"> </text:span><text:span text:style-name="T11">– </text:span><text:span text:style-name="T13">post </text:span></text:p>
      <text:p text:style-name="P12"/>
      <text:p text:style-name="P10"><text:span text:style-name="T12">Request</text:span><text:span text:style-name="T11">- </text:span></text:p>
      <text:p text:style-name="P10"><text:span text:style-name="T18">{</text:span></text:p>
      <text:p text:style-name="P10"><text:span text:style-name="T18">"address":"416451f7bb58e7393625f6a3ba121826e6e491b2a7",</text:span></text:p>
      <text:p text:style-name="P10"><text:span text:style-name="T18">"privateKey":"93f2f42e391ac727e74a66e450f648a74fa8e58fffbd1f12810fa7dec60e1db2",</text:span></text:p>
      <text:p text:style-name="P10"><text:span text:style-name="T18">"toAddress":"41bd2f3b724aac85b7003fc73f9bd4fee797e495,bd",</text:span></text:p>
      <text:p text:style-name="P10"><text:span text:style-name="T18">"amount":20</text:span></text:p>
      <text:p text:style-name="P14"/>
      <text:p text:style-name="P10"><text:span text:style-name="T18">}</text:span></text:p>
      <text:p text:style-name="P13"/>
      <text:p text:style-name="P13"/>
      <text:p text:style-name="P13"/>
      <text:p text:style-name="P13"/>
      <text:p text:style-name="P12"/>
      <text:p text:style-name="P10"><text:span text:style-name="T3">Response</text:span><text:span text:style-name="T2"> </text:span><text:span text:style-name="T11">-</text:span><text:span text:style-name="T15">{</text:span></text:p>
      <text:p text:style-name="P10"><text:span text:style-name="T15"><text:s text:c="2"/>"code": 400,</text:span></text:p>
      <text:p text:style-name="P10"><text:span text:style-name="T15"><text:s text:c="2"/>"result": "Insufficient balance"</text:span></text:p>
      <text:p text:style-name="P10"><text:span text:style-name="T15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000000" style:text-underline-style="none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6" meta:word-count="96" meta:character-count="1356" meta:non-whitespace-character-count="1254"/>
    <meta:generator>LibreOfficeDev/6.0.5.2$Linux_X86_64 LibreOffice_project/</meta:generator>
  </office:meta>
</office:document-meta>
</file>